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chrit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uch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lue</text:p>
          </table:table-cell>
          <table:table-cell table:formula="of:='R'+'G'*255+'B'*65536" office:value-type="float" office:value="16711680" calcext:value-type="float">
            <text:p>1671168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9:58:01.196723265</meta:creation-date>
    <dc:date>2015-08-09T20:13:19.374643957</dc:date>
    <meta:editing-duration>PT8S</meta:editing-duration>
    <meta:editing-cycles>1</meta:editing-cycles>
    <meta:document-statistic meta:table-count="1" meta:cell-count="59" meta:object-count="0"/>
    <meta:generator>LibreOffice/4.4.2.2$Linux_X86_64 LibreOffice_project/40m0$Build-2</meta:generator>
  </office:meta>
</office:document-meta>
</file>